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9D0000012349DAF3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09cm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8.6cm" svg:height="2.118cm" svg:x="1.9cm" svg:y="1.57cm">
            <draw:image xlink:href="Pictures/100002010000049D0000012349DAF376.png" xlink:type="simple" xlink:show="embed" xlink:actuate="onLoad">
              <text:p/>
            </draw:image>
          </draw:frame>
          <draw:frame draw:style-name="gr2" draw:text-style-name="P3" draw:layer="layout" svg:width="8.6cm" svg:height="1.359cm" svg:x="1.9cm" svg:y="4.286cm">
            <draw:text-box>
              <text:p text:style-name="P2"><text:span text:style-name="T1">Patrick Hemberger</text:span></text:p>
            </draw:text-box>
          </draw:frame>
          <draw:custom-shape draw:style-name="gr3" draw:text-style-name="P1" draw:layer="layout" svg:width="8.6cm" svg:height="4.98cm" svg:x="1.9cm" svg:y="1.57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8.6cm" svg:height="2.119cm" svg:x="1.9cm" svg:y="7.57cm">
            <draw:image xlink:href="Pictures/100002010000049D0000012349DAF376.png" xlink:type="simple" xlink:show="embed" xlink:actuate="onLoad">
              <text:p/>
            </draw:image>
          </draw:frame>
          <draw:frame draw:style-name="gr2" draw:text-style-name="P3" draw:layer="layout" svg:width="8.6cm" svg:height="1.359cm" svg:x="1.9cm" svg:y="10.286cm">
            <draw:text-box>
              <text:p text:style-name="P2"><text:span text:style-name="T1">Marcel Wunderlich</text:span></text:p>
            </draw:text-box>
          </draw:frame>
          <draw:custom-shape draw:style-name="gr3" draw:text-style-name="P1" draw:layer="layout" svg:width="8.6cm" svg:height="4.98cm" svg:x="1.9cm" svg:y="7.57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8.6cm" svg:height="2.119cm" svg:x="1.9cm" svg:y="13.57cm">
            <draw:image xlink:href="Pictures/100002010000049D0000012349DAF376.png" xlink:type="simple" xlink:show="embed" xlink:actuate="onLoad">
              <text:p/>
            </draw:image>
          </draw:frame>
          <draw:frame draw:style-name="gr2" draw:text-style-name="P3" draw:layer="layout" svg:width="8.6cm" svg:height="1.359cm" svg:x="1.9cm" svg:y="16.286cm">
            <draw:text-box>
              <text:p text:style-name="P2"><text:span text:style-name="T1">Werner Ziegs</text:span></text:p>
            </draw:text-box>
          </draw:frame>
          <draw:custom-shape draw:style-name="gr3" draw:text-style-name="P1" draw:layer="layout" svg:width="8.6cm" svg:height="4.98cm" svg:x="1.9cm" svg:y="13.5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trick </meta:initial-creator>
    <meta:creation-date>2010-09-09T21:18:55</meta:creation-date>
    <dc:date>2010-09-17T17:06:14</dc:date>
    <dc:creator>Patrick </dc:creator>
    <meta:editing-duration>PT01H16M55S</meta:editing-duration>
    <meta:editing-cycles>4</meta:editing-cycles>
    <meta:generator>OpenOffice.org/3.2$Linux OpenOffice.org_project/320m12$Build-9483</meta:generator>
    <meta:document-statistic meta:object-count="12"/>
  </office:meta>
</office:document-meta>
</file>